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855" officeooo:paragraph-rsid="00178855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8855" officeooo:paragraph-rsid="00178855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paragraph-rsid="0017c1a5"/>
    </style:style>
    <style:style style:name="P4" style:family="paragraph" style:parent-style-name="Standard" style:list-style-name="L1">
      <style:text-properties officeooo:paragraph-rsid="00183661"/>
    </style:style>
    <style:style style:name="P5" style:family="paragraph" style:parent-style-name="Standard" style:list-style-name="L1">
      <style:text-properties officeooo:paragraph-rsid="00187733"/>
    </style:style>
    <style:style style:name="P6" style:family="paragraph" style:parent-style-name="Standard" style:list-style-name="L1">
      <style:text-properties officeooo:paragraph-rsid="00178855"/>
    </style:style>
    <style:style style:name="P7" style:family="paragraph" style:parent-style-name="Standard" style:list-style-name="L1">
      <style:text-properties officeooo:paragraph-rsid="0019380d"/>
    </style:style>
    <style:style style:name="P8" style:family="paragraph" style:parent-style-name="Standard" style:list-style-name="L1">
      <style:text-properties officeooo:rsid="00178855" officeooo:paragraph-rsid="00178855"/>
    </style:style>
    <style:style style:name="T1" style:family="text">
      <style:text-properties officeooo:rsid="0017c1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c1a5" style:font-weight-asian="bold" style:font-weight-complex="bold"/>
    </style:style>
    <style:style style:name="T4" style:family="text">
      <style:text-properties fo:font-weight="bold" officeooo:rsid="0019380d" style:font-weight-asian="bold" style:font-weight-complex="bold"/>
    </style:style>
    <style:style style:name="T5" style:family="text">
      <style:text-properties fo:font-weight="bold" officeooo:rsid="00178855" style:font-weight-asian="bold" style:font-weight-complex="bold"/>
    </style:style>
    <style:style style:name="T6" style:family="text">
      <style:text-properties fo:font-weight="normal" officeooo:rsid="0017c1a5" style:font-weight-asian="normal" style:font-weight-complex="normal"/>
    </style:style>
    <style:style style:name="T7" style:family="text">
      <style:text-properties fo:font-weight="normal" officeooo:rsid="00183661" style:font-weight-asian="normal" style:font-weight-complex="normal"/>
    </style:style>
    <style:style style:name="T8" style:family="text">
      <style:text-properties fo:font-weight="normal" officeooo:rsid="00187733" style:font-weight-asian="normal" style:font-weight-complex="normal"/>
    </style:style>
    <style:style style:name="T9" style:family="text">
      <style:text-properties officeooo:rsid="0019380d"/>
    </style:style>
    <style:style style:name="T10" style:family="text">
      <style:text-properties officeooo:rsid="001788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grating Network Policy Server from Windows Server 2008 R2 to Windows Server 2019</text:p>
      <text:p text:style-name="P1"/>
      <text:p text:style-name="P1"/>
      <text:list xml:id="list1336744318" text:style-name="L1">
        <text:list-item>
          <text:p text:style-name="P8">Добавяне на ролята Network Policy &amp; Access Services и конфигуриране на Network Policy Server.</text:p>
        </text:list-item>
        <text:list-item>
          <text:p text:style-name="P6"><text:span text:style-name="T10">Стартираме cmd </text:span><text:span text:style-name="T6">на </text:span><text:span text:style-name="T4">OLDServerName</text:span><text:span text:style-name="T10">, с административни права и изпълняваме </text:span><text:span text:style-name="T5">netsh nps export filename=”path\file.xml” exportPSK=YES</text:span><text:span text:style-name="T10"> за да извлезем конфигураци</text:span><text:span text:style-name="T1">ите</text:span><text:span text:style-name="T10">.</text:span></text:p>
        </text:list-item>
        <text:list-item>
          <text:p text:style-name="P3"><text:span text:style-name="T1">Стартираме cmd на </text:span><text:span text:style-name="T4">NewServerName</text:span><text:span text:style-name="T1">, с административни права и изпълняваме </text:span><text:span text:style-name="Strong_20_Emphasis">netsh nps import filename=”</text:span><text:span text:style-name="Strong_20_Emphasis"><text:span text:style-name="T1">path\file.xml” </text:span></text:span><text:span text:style-name="Strong_20_Emphasis"><text:span text:style-name="T6">върху горния файл, за да въведем конфигурациите.</text:span></text:span></text:p>
        </text:list-item>
        <text:list-item>
          <text:p text:style-name="P7"><text:span text:style-name="Strong_20_Emphasis"><text:span text:style-name="T6">Проверяваме дали NPS сървиса работи с </text:span></text:span><text:span text:style-name="Strong_20_Emphasis"><text:span text:style-name="T3">sc query ias </text:span></text:span><text:span text:style-name="Strong_20_Emphasis"><text:span text:style-name="T6">на </text:span></text:span><text:span text:style-name="Strong_20_Emphasis"><text:span text:style-name="T4">NewServerName</text:span></text:span><text:span text:style-name="Strong_20_Emphasis"><text:span text:style-name="T3">.</text:span></text:span><text:span text:style-name="Strong_20_Emphasis"><text:span text:style-name="T6"> <text:s/></text:span></text:span></text:p>
        </text:list-item>
        <text:list-item>
          <text:p text:style-name="P7"><text:span text:style-name="Strong_20_Emphasis"><text:span text:style-name="T6">Проверяваме дали настройките са прехвърлени успешно на </text:span></text:span><text:span text:style-name="Strong_20_Emphasis"><text:span text:style-name="T4">NewServerName</text:span></text:span><text:span text:style-name="Strong_20_Emphasis"><text:span text:style-name="T6"> с </text:span></text:span><text:span text:style-name="Strong_20_Emphasis"><text:span text:style-name="T3">netsh nps show config </text:span></text:span><text:span text:style-name="Strong_20_Emphasis"><text:span text:style-name="T6">.</text:span></text:span></text:p>
        </text:list-item>
        <text:list-item>
          <text:p text:style-name="P3"><text:span text:style-name="Strong_20_Emphasis"><text:span text:style-name="T6">Стартиране на </text:span></text:span><text:span text:style-name="Strong_20_Emphasis"><text:span text:style-name="T3">nps.msc, </text:span></text:span><text:span text:style-name="Strong_20_Emphasis"><text:span text:style-name="T6">като администратор. </text:span></text:span><text:span text:style-name="Strong_20_Emphasis"><text:span text:style-name="T7">Избиртаме с десен бутон на NPS → Properties → Ports и проверяваме дали всичко е ок.</text:span></text:span></text:p>
        </text:list-item>
        <text:list-item>
          <text:p text:style-name="P4"><text:span text:style-name="Strong_20_Emphasis"><text:span text:style-name="T7">Проверяваме от Policies дали успешно са прехвърлени всички политики.</text:span></text:span></text:p>
        </text:list-item>
        <text:list-item>
          <text:p text:style-name="P5"><text:span text:style-name="Strong_20_Emphasis"><text:span text:style-name="T8">Необходимо е да се конфигурират RADIUS Client устройствата.</text:span></text:span></text:p>
        </text:list-item>
        <text:list-item>
          <text:p text:style-name="P5"><text:span text:style-name="Strong_20_Emphasis"><text:span text:style-name="T8">Проверяваме в Event Viewer за Event ID 6272, което означават успешно аутентикиране. Event ID 6273 и 6274 са неуспешно аутентикиране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0T17:53:28.972753545</meta:creation-date>
    <dc:date>2022-02-10T08:29:25.712538648</dc:date>
    <meta:editing-duration>PT6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7" meta:character-count="1060" meta:non-whitespace-character-count="920"/>
  </office:meta>
</office:document-meta>
</file>